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1-25T11:21:51.033826250</dc:date>
    <meta:editing-duration>PT2H41M17S</meta:editing-duration>
    <meta:editing-cycles>8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12cm" svg:y="0.316cm" chart:style-name="ch2">
          <text:p>Mild Ale Jaan 25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2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2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